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dce" officeooo:paragraph-rsid="00154dce"/>
    </style:style>
    <style:style style:name="P2" style:family="paragraph" style:parent-style-name="Standard">
      <style:paragraph-properties fo:break-before="page"/>
      <style:text-properties officeooo:rsid="00154dce" officeooo:paragraph-rsid="00154dce"/>
    </style:style>
    <style:style style:name="P3" style:family="paragraph"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999966"/>
      <style:paragraph-properties fo:text-align="center"/>
    </style:style>
    <style:style style:name="P9" style:family="paragraph">
      <loext:graphic-properties draw:fill-color="#669999"/>
      <style:paragraph-properties fo:text-align="center"/>
    </style:style>
    <style:style style:name="gr1" style:family="graphic">
      <style:graphic-properties draw:fill-color="#66cc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99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cc00" draw:textarea-horizontal-align="justify" draw:textarea-vertical-align="middle" draw:auto-grow-height="false" fo:min-height="1.3335in" fo:min-width="4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justify" draw:textarea-vertical-align="middle" draw:auto-grow-height="false" fo:min-height="0.4165in" fo:min-width="3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165in" fo:min-width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65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165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5000b" draw:textarea-horizontal-align="justify" draw:textarea-vertical-align="middle" draw:auto-grow-height="false" fo:min-height="0.4165in" fo:min-width="2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66cc00" draw:textarea-horizontal-align="justify" draw:textarea-vertical-align="middle" draw:auto-grow-height="false" fo:min-height="1.2764in" fo:min-width="3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cc00" draw:textarea-horizontal-align="justify" draw:textarea-vertical-align="middle" draw:auto-grow-height="false" fo:min-height="0.4689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66cc00" draw:textarea-horizontal-align="justify" draw:textarea-vertical-align="middle" draw:auto-grow-height="false" fo:min-height="0.4689in" fo:min-width="2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999966" draw:textarea-horizontal-align="justify" draw:textarea-vertical-align="middle" draw:auto-grow-height="false" fo:min-height="0.3335in" fo:min-width="1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99966" draw:textarea-horizontal-align="justify" draw:textarea-vertical-align="middle" draw:auto-grow-height="false" fo:min-height="0.5in" fo:min-width="2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cc00" draw:textarea-horizontal-align="justify" draw:textarea-vertical-align="middle" draw:auto-grow-height="false" fo:min-height="0.4689in" fo:min-width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66cc00" draw:textarea-horizontal-align="justify" draw:textarea-vertical-align="middle" draw:auto-grow-height="false" fo:min-height="0.4689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165in" fo:min-width="2.7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66cc00" draw:textarea-horizontal-align="justify" draw:textarea-vertical-align="middle" draw:auto-grow-height="false" fo:min-height="0.4689in" fo:min-width="4.7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66cc00" draw:textarea-horizontal-align="justify" draw:textarea-vertical-align="middle" draw:auto-grow-height="false" fo:min-height="0.4689in" fo:min-width="2.8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66cc00" draw:textarea-horizontal-align="justify" draw:textarea-vertical-align="middle" draw:auto-grow-height="false" fo:min-height="0.4689in" fo:min-width="1.5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669999" draw:textarea-horizontal-align="justify" draw:textarea-vertical-align="middle" draw:auto-grow-height="false" fo:min-height="0.4689in" fo:min-width="6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66cc00" draw:textarea-horizontal-align="justify" draw:textarea-vertical-align="middle" draw:auto-grow-height="false" fo:min-height="5.8937in" fo:min-width="2.9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999966" draw:textarea-horizontal-align="justify" draw:textarea-vertical-align="middle" draw:auto-grow-height="false" fo:min-height="0.3335in" fo:min-width="6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66cc00" draw:textarea-horizontal-align="justify" draw:textarea-vertical-align="middle" draw:auto-grow-height="false" fo:min-height="0.4689in" fo:min-width="3.8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999966" draw:textarea-horizontal-align="justify" draw:textarea-vertical-align="middle" draw:auto-grow-height="false" fo:min-height="0.502in" fo:min-width="2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999966" draw:textarea-horizontal-align="justify" draw:textarea-vertical-align="middle" draw:auto-grow-height="false" fo:min-height="0.502in" fo:min-width="1.7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999966" draw:textarea-horizontal-align="justify" draw:textarea-vertical-align="middle" draw:auto-grow-height="false" fo:min-height="0.502in" fo:min-width="3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66cc00" draw:textarea-horizontal-align="justify" draw:textarea-vertical-align="middle" draw:auto-grow-height="false" fo:min-height="0.5299in" fo:min-width="2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999966" draw:textarea-horizontal-align="justify" draw:textarea-vertical-align="middle" draw:auto-grow-height="false" fo:min-height="0.502in" fo:min-width="2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66cc00" draw:textarea-horizontal-align="justify" draw:textarea-vertical-align="middle" draw:auto-grow-height="false" fo:min-height="0.4689in" fo:min-width="0.8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4165in" fo:min-width="1.3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4" svg:width="1.365in" svg:height="0.4689in" svg:x="1.0839in" svg:y="1.3382in"><text:p text:style-name="P3">Play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4" svg:width="1.365in" svg:height="0.4689in" svg:x="1.0839in" svg:y="2.2028in"><text:p text:style-name="P3">Configure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4" svg:width="1.365in" svg:height="0.4689in" svg:x="1.0736in" svg:y="3.0047in"><text:p text:style-name="P3">Quit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5" svg:width="1.365in" svg:height="0.4689in" svg:x="1.1047in" svg:y="0.6193in"><text:p text:style-name="P3">Main menu</text:p><draw:enhanced-geometry svg:viewBox="0 0 21600 21600" draw:type="rectangle" draw:enhanced-path="M 0 0 L 21600 0 21600 21600 0 21600 0 0 Z N"/></draw:custom-shape><draw:custom-shape text:anchor-type="paragraph" draw:z-index="4" draw:style-name="gr3" draw:text-style-name="P4" svg:width="4.4169in" svg:height="1.3335in" svg:x="1.0217in" svg:y="5.5984in"><text:p text:style-name="P3">Character selection list</text:p><text:p text:style-name="P3">(with possibly an image on the side)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4" svg:width="1.365in" svg:height="0.4689in" svg:x="1.011in" svg:y="7.1299in"><text:p text:style-name="P3">Back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5" svg:width="1.365in" svg:height="0.4689in" svg:x="1.0425in" svg:y="4.8799in"><text:p text:style-name="P3">Character select</text:p><draw:enhanced-geometry svg:viewBox="0 0 21600 21600" draw:type="rectangle" draw:enhanced-path="M 0 0 L 21600 0 21600 21600 0 21600 0 0 Z N"/></draw:custom-shape><draw:custom-shape text:anchor-type="paragraph" draw:z-index="7" draw:style-name="gr4" draw:text-style-name="P3" svg:width="1.7504in" svg:height="0.4169in" svg:x="2.7091in" svg:y="1.3484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8" draw:style-name="gr4" draw:text-style-name="P3" svg:width="1.7504in" svg:height="0.4169in" svg:x="2.6882in" svg:y="2.2339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9" draw:style-name="gr5" draw:text-style-name="P6" svg:width="1.7504in" svg:height="0.4169in" svg:x="2.6882in" svg:y="3.0154in"><text:p text:style-name="P3">→ Exit game</text:p><draw:enhanced-geometry svg:viewBox="0 0 21600 21600" draw:type="rectangle" draw:enhanced-path="M 0 0 L 21600 0 21600 21600 0 21600 0 0 Z N"/></draw:custom-shape><draw:custom-shape text:anchor-type="paragraph" draw:z-index="10" draw:style-name="gr6" draw:text-style-name="P7" svg:width="3.1461in" svg:height="0.4169in" svg:x="2.6984in" svg:y="0.6193in"><text:p text:style-name="P3">(reachable with ESC* at any time)</text:p><draw:enhanced-geometry svg:viewBox="0 0 21600 21600" draw:type="rectangle" draw:enhanced-path="M 0 0 L 21600 0 21600 21600 0 21600 0 0 Z N"/></draw:custom-shape><draw:custom-shape text:anchor-type="paragraph" draw:z-index="11" draw:style-name="gr1" draw:text-style-name="P4" svg:width="1.365in" svg:height="0.4689in" svg:x="2.5425in" svg:y="7.1091in"><text:p text:style-name="P3">Join game</text:p><draw:enhanced-geometry svg:viewBox="0 0 21600 21600" draw:type="rectangle" draw:enhanced-path="M 0 0 L 21600 0 21600 21600 0 21600 0 0 Z N"/></draw:custom-shape><draw:custom-shape text:anchor-type="paragraph" draw:z-index="12" draw:style-name="gr1" draw:text-style-name="P4" svg:width="1.365in" svg:height="0.4689in" svg:x="4.0945in" svg:y="7.1091in"><text:p text:style-name="P3">Create game</text:p><draw:enhanced-geometry svg:viewBox="0 0 21600 21600" draw:type="rectangle" draw:enhanced-path="M 0 0 L 21600 0 21600 21600 0 21600 0 0 Z N"/></draw:custom-shape><draw:custom-shape text:anchor-type="paragraph" draw:z-index="13" draw:style-name="gr7" draw:text-style-name="P3" svg:width="1.3961in" svg:height="0.4169in" svg:x="0.9902in" svg:y="7.796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14" draw:style-name="gr8" draw:text-style-name="P3" svg:width="1.563in" svg:height="0.4169in" svg:x="2.5319in" svg:y="7.8071in"><text:p text:style-name="P3">→ into Connect menu</text:p><draw:enhanced-geometry svg:viewBox="0 0 21600 21600" draw:type="rectangle" draw:enhanced-path="M 0 0 L 21600 0 21600 21600 0 21600 0 0 Z N"/></draw:custom-shape><draw:custom-shape text:anchor-type="paragraph" draw:z-index="15" draw:style-name="gr8" draw:text-style-name="P3" svg:width="1.563in" svg:height="0.4169in" svg:x="4.2299in" svg:y="7.7862in"><text:p text:style-name="P3">→ into Host menu</text:p><draw:enhanced-geometry svg:viewBox="0 0 21600 21600" draw:type="rectangle" draw:enhanced-path="M 0 0 L 21600 0 21600 21600 0 21600 0 0 Z N"/></draw:custom-shape><draw:custom-shape text:anchor-type="paragraph" draw:z-index="41" draw:style-name="gr14" draw:text-style-name="P8" svg:width="1.698in" svg:height="0.3335in" svg:x="1.9173in" svg:y="3.6508in"><text:p text:style-name="P3">Version number</text:p><draw:enhanced-geometry svg:viewBox="0 0 21600 21600" draw:type="rectangle" draw:enhanced-path="M 0 0 L 21600 0 21600 21600 0 21600 0 0 Z N"/></draw:custom-shape><draw:custom-shape text:anchor-type="paragraph" draw:z-index="101" draw:style-name="gr31" draw:text-style-name="P4" svg:width="0.8941in" svg:height="0.4689in" svg:x="4.7264in" svg:y="1.3138in"><text:p text:style-name="P3">Resume</text:p><draw:enhanced-geometry svg:viewBox="0 0 21600 21600" draw:type="rectangle" draw:enhanced-path="M 0 0 L 21600 0 21600 21600 0 21600 0 0 Z N"/></draw:custom-shape><draw:custom-shape text:anchor-type="paragraph" draw:z-index="102" draw:style-name="gr32" draw:text-style-name="P3" svg:width="1.3878in" svg:height="0.4169in" svg:x="5.7909in" svg:y="1.3138in"><text:p text:style-name="P3">→ back into the Game</text:p><draw:enhanced-geometry svg:viewBox="0 0 21600 21600" draw:type="rectangle" draw:enhanced-path="M 0 0 L 21600 0 21600 21600 0 21600 0 0 Z N"/></draw:custom-shape></text:p>
      <text:p text:style-name="P2"><draw:custom-shape text:anchor-type="paragraph" draw:z-index="16" draw:style-name="gr1" draw:text-style-name="P4" svg:width="1.365in" svg:height="0.4689in" svg:x="1.0945in" svg:y="2.6193in"><text:p text:style-name="P3">Display</text:p><draw:enhanced-geometry svg:viewBox="0 0 21600 21600" draw:type="rectangle" draw:enhanced-path="M 0 0 L 21600 0 21600 21600 0 21600 0 0 Z N"/></draw:custom-shape><draw:custom-shape text:anchor-type="paragraph" draw:z-index="17" draw:style-name="gr1" draw:text-style-name="P4" svg:width="1.365in" svg:height="0.4689in" svg:x="1.0839in" svg:y="1.9634in"><text:p text:style-name="P3">Sound</text:p><draw:enhanced-geometry svg:viewBox="0 0 21600 21600" draw:type="rectangle" draw:enhanced-path="M 0 0 L 21600 0 21600 21600 0 21600 0 0 Z N"/></draw:custom-shape><draw:custom-shape text:anchor-type="paragraph" draw:z-index="18" draw:style-name="gr1" draw:text-style-name="P4" svg:width="1.365in" svg:height="0.4689in" svg:x="1.0945in" svg:y="1.3071in"><text:p text:style-name="P3">Controls</text:p><draw:enhanced-geometry svg:viewBox="0 0 21600 21600" draw:type="rectangle" draw:enhanced-path="M 0 0 L 21600 0 21600 21600 0 21600 0 0 Z N"/></draw:custom-shape><draw:custom-shape text:anchor-type="paragraph" draw:z-index="19" draw:style-name="gr2" draw:text-style-name="P5" svg:width="1.365in" svg:height="0.4689in" svg:x="1.1047in" svg:y="0.6193in"><text:p text:style-name="P3">Config menu</text:p><draw:enhanced-geometry svg:viewBox="0 0 21600 21600" draw:type="rectangle" draw:enhanced-path="M 0 0 L 21600 0 21600 21600 0 21600 0 0 Z N"/></draw:custom-shape><draw:custom-shape text:anchor-type="paragraph" draw:z-index="20" draw:style-name="gr4" draw:text-style-name="P3" svg:width="1.7504in" svg:height="0.4169in" svg:x="2.7193in" svg:y="2.6299in"><text:p text:style-name="P3">→ into Display menu</text:p><draw:enhanced-geometry svg:viewBox="0 0 21600 21600" draw:type="rectangle" draw:enhanced-path="M 0 0 L 21600 0 21600 21600 0 21600 0 0 Z N"/></draw:custom-shape><draw:custom-shape text:anchor-type="paragraph" draw:z-index="21" draw:style-name="gr4" draw:text-style-name="P3" svg:width="1.7504in" svg:height="0.4169in" svg:x="2.6882in" svg:y="1.9319in"><text:p text:style-name="P3">→ into Sound menu</text:p><draw:enhanced-geometry svg:viewBox="0 0 21600 21600" draw:type="rectangle" draw:enhanced-path="M 0 0 L 21600 0 21600 21600 0 21600 0 0 Z N"/></draw:custom-shape><draw:custom-shape text:anchor-type="paragraph" draw:z-index="22" draw:style-name="gr4" draw:text-style-name="P3" svg:width="1.7504in" svg:height="0.4169in" svg:x="2.6571in" svg:y="1.328in"><text:p text:style-name="P3">→ into Key bindings</text:p><draw:enhanced-geometry svg:viewBox="0 0 21600 21600" draw:type="rectangle" draw:enhanced-path="M 0 0 L 21600 0 21600 21600 0 21600 0 0 Z N"/></draw:custom-shape><draw:custom-shape text:anchor-type="paragraph" draw:z-index="23" draw:style-name="gr1" draw:text-style-name="P4" svg:width="1.365in" svg:height="0.4689in" svg:x="1.0839in" svg:y="3.8484in"><text:p text:style-name="P3">Game</text:p><draw:enhanced-geometry svg:viewBox="0 0 21600 21600" draw:type="rectangle" draw:enhanced-path="M 0 0 L 21600 0 21600 21600 0 21600 0 0 Z N"/></draw:custom-shape><draw:custom-shape text:anchor-type="paragraph" draw:z-index="24" draw:style-name="gr4" draw:text-style-name="P3" svg:width="1.7504in" svg:height="0.4169in" svg:x="2.7091in" svg:y="3.8591in"><text:p text:style-name="P3">→ into Game config</text:p><draw:enhanced-geometry svg:viewBox="0 0 21600 21600" draw:type="rectangle" draw:enhanced-path="M 0 0 L 21600 0 21600 21600 0 21600 0 0 Z N"/></draw:custom-shape><draw:custom-shape text:anchor-type="paragraph" draw:z-index="25" draw:style-name="gr2" draw:text-style-name="P5" svg:width="1.365in" svg:height="0.4689in" svg:x="1.0992in" svg:y="6.561in"><text:p text:style-name="P3">Connect menu</text:p><draw:enhanced-geometry svg:viewBox="0 0 21600 21600" draw:type="rectangle" draw:enhanced-path="M 0 0 L 21600 0 21600 21600 0 21600 0 0 Z N"/></draw:custom-shape><draw:custom-shape text:anchor-type="paragraph" draw:z-index="26" draw:style-name="gr1" draw:text-style-name="P4" svg:width="1.365in" svg:height="0.4689in" svg:x="1.0634in" svg:y="3.2339in"><text:p text:style-name="P3">Profiles</text:p><draw:enhanced-geometry svg:viewBox="0 0 21600 21600" draw:type="rectangle" draw:enhanced-path="M 0 0 L 21600 0 21600 21600 0 21600 0 0 Z N"/></draw:custom-shape><draw:custom-shape text:anchor-type="paragraph" draw:z-index="27" draw:style-name="gr4" draw:text-style-name="P3" svg:width="1.7504in" svg:height="0.4169in" svg:x="2.6882in" svg:y="3.2445in"><text:p text:style-name="P3">→ into Profile menu</text:p><draw:enhanced-geometry svg:viewBox="0 0 21600 21600" draw:type="rectangle" draw:enhanced-path="M 0 0 L 21600 0 21600 21600 0 21600 0 0 Z N"/></draw:custom-shape><draw:custom-shape text:anchor-type="paragraph" draw:z-index="28" draw:style-name="gr3" draw:text-style-name="P4" svg:width="4.4169in" svg:height="1.3335in" svg:x="1.0508in" svg:y="7.2484in"><text:p text:style-name="P3">Game selection list</text:p><text:p text:style-name="P3">(Server name, world name,</text:p><text:p text:style-name="P3">number of players, ping) </text:p><text:p text:style-name="P3"/><draw:enhanced-geometry svg:viewBox="0 0 21600 21600" draw:type="rectangle" draw:enhanced-path="M 0 0 L 21600 0 21600 21600 0 21600 0 0 Z N"/></draw:custom-shape><draw:custom-shape text:anchor-type="paragraph" draw:z-index="29" draw:style-name="gr1" draw:text-style-name="P4" svg:width="1.365in" svg:height="0.4689in" svg:x="1.0402in" svg:y="8.7799in"><text:p text:style-name="P3">Back</text:p><draw:enhanced-geometry svg:viewBox="0 0 21600 21600" draw:type="rectangle" draw:enhanced-path="M 0 0 L 21600 0 21600 21600 0 21600 0 0 Z N"/></draw:custom-shape><draw:custom-shape text:anchor-type="paragraph" draw:z-index="30" draw:style-name="gr1" draw:text-style-name="P4" svg:width="1.365in" svg:height="0.4689in" svg:x="3.9362in" svg:y="8.7591in"><text:p text:style-name="P3">Connect</text:p><draw:enhanced-geometry svg:viewBox="0 0 21600 21600" draw:type="rectangle" draw:enhanced-path="M 0 0 L 21600 0 21600 21600 0 21600 0 0 Z N"/></draw:custom-shape><draw:custom-shape text:anchor-type="paragraph" draw:z-index="31" draw:style-name="gr9" draw:text-style-name="P3" svg:width="1.8232in" svg:height="0.4169in" svg:x="0.5925in" svg:y="9.4465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2" draw:style-name="gr10" draw:text-style-name="P6" svg:width="2.1043in" svg:height="0.4169in" svg:x="3.6654in" svg:y="9.3528in"><text:p text:style-name="P3">→ Connect to selected server</text:p><draw:enhanced-geometry svg:viewBox="0 0 21600 21600" draw:type="rectangle" draw:enhanced-path="M 0 0 L 21600 0 21600 21600 0 21600 0 0 Z N"/></draw:custom-shape><draw:custom-shape text:anchor-type="paragraph" draw:z-index="37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38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68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69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33" draw:style-name="gr11" draw:text-style-name="P4" svg:width="3.9276in" svg:height="1.2768in" svg:x="1.0945in" svg:y="1.3071in"><text:p text:style-name="P3">World selection list</text:p><text:p text:style-name="P3">(list of visited worlds, </text:p><text:p text:style-name="P3">list of locally created worlds)</text:p><draw:enhanced-geometry svg:viewBox="0 0 21600 21600" draw:type="rectangle" draw:enhanced-path="M 0 0 L 21600 0 21600 21600 0 21600 0 0 Z N"/></draw:custom-shape><draw:custom-shape text:anchor-type="paragraph" draw:z-index="34" draw:style-name="gr2" draw:text-style-name="P5" svg:width="1.365in" svg:height="0.4689in" svg:x="1.1047in" svg:y="0.6193in"><text:p text:style-name="P3">Host menu</text:p><draw:enhanced-geometry svg:viewBox="0 0 21600 21600" draw:type="rectangle" draw:enhanced-path="M 0 0 L 21600 0 21600 21600 0 21600 0 0 Z N"/></draw:custom-shape><draw:custom-shape text:anchor-type="paragraph" draw:z-index="35" draw:style-name="gr12" draw:text-style-name="P4" svg:width="1.313in" svg:height="0.4689in" svg:x="1.1209in" svg:y="3.3016in"><text:p text:style-name="P3">Back</text:p><draw:enhanced-geometry svg:viewBox="0 0 21600 21600" draw:type="rectangle" draw:enhanced-path="M 0 0 L 21600 0 21600 21600 0 21600 0 0 Z N"/></draw:custom-shape><draw:custom-shape text:anchor-type="paragraph" draw:z-index="36" draw:style-name="gr4" draw:text-style-name="P3" svg:width="1.7504in" svg:height="0.4169in" svg:x="0.9437in" svg:y="3.9472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9" draw:style-name="gr13" draw:text-style-name="P4" svg:width="2.4276in" svg:height="0.4689in" svg:x="2.5689in" svg:y="3.3016in"><text:p text:style-name="P3">Start game</text:p><draw:enhanced-geometry svg:viewBox="0 0 21600 21600" draw:type="rectangle" draw:enhanced-path="M 0 0 L 21600 0 21600 21600 0 21600 0 0 Z N"/></draw:custom-shape><draw:custom-shape text:anchor-type="paragraph" draw:z-index="40" draw:style-name="gr10" draw:text-style-name="P6" svg:width="2.1043in" svg:height="0.4169in" svg:x="3.4437in" svg:y="3.9425in"><text:p text:style-name="P3">→ Create selected world</text:p><draw:enhanced-geometry svg:viewBox="0 0 21600 21600" draw:type="rectangle" draw:enhanced-path="M 0 0 L 21600 0 21600 21600 0 21600 0 0 Z N"/></draw:custom-shape><draw:custom-shape text:anchor-type="paragraph" draw:z-index="42" draw:style-name="gr15" draw:text-style-name="P8" svg:width="2.365in" svg:height="0.5004in" svg:x="2.6256in" svg:y="0.5937in"><text:p text:style-name="P3">Mouse over this space to<text:line-break/>reveal the IP</text:p><draw:enhanced-geometry svg:viewBox="0 0 21600 21600" draw:type="rectangle" draw:enhanced-path="M 0 0 L 21600 0 21600 21600 0 21600 0 0 Z N"/></draw:custom-shape><draw:custom-shape text:anchor-type="paragraph" draw:z-index="43" draw:style-name="gr16" draw:text-style-name="P4" svg:width="2.2504in" svg:height="0.4689in" svg:x="1.1154in" svg:y="2.6772in"><text:p text:style-name="P3">Server password space</text:p><draw:enhanced-geometry svg:viewBox="0 0 21600 21600" draw:type="rectangle" draw:enhanced-path="M 0 0 L 21600 0 21600 21600 0 21600 0 0 Z N"/></draw:custom-shape><draw:custom-shape text:anchor-type="paragraph" draw:z-index="44" draw:style-name="gr17" draw:text-style-name="P4" svg:width="1.5315in" svg:height="0.4689in" svg:x="3.4693in" svg:y="2.6772in"><text:p text:style-name="P3">Show/hide<text:line-break/>password</text:p><draw:enhanced-geometry svg:viewBox="0 0 21600 21600" draw:type="rectangle" draw:enhanced-path="M 0 0 L 21600 0 21600 21600 0 21600 0 0 Z N"/></draw:custom-shape></text:p>
      <text:p text:style-name="P2"><draw:custom-shape text:anchor-type="paragraph" draw:z-index="45" draw:style-name="gr2" draw:text-style-name="P5" svg:width="1.365in" svg:height="0.4689in" svg:x="0.1854in" svg:y="0.3992in"><text:p text:style-name="P3">Key bindings</text:p><draw:enhanced-geometry svg:viewBox="0 0 21600 21600" draw:type="rectangle" draw:enhanced-path="M 0 0 L 21600 0 21600 21600 0 21600 0 0 Z N"/></draw:custom-shape><draw:custom-shape text:anchor-type="paragraph" draw:z-index="46" draw:style-name="gr1" draw:text-style-name="P4" svg:width="1.365in" svg:height="0.4689in" svg:x="0.4957in" svg:y="8.8189in"><text:p text:style-name="P3">Back</text:p><draw:enhanced-geometry svg:viewBox="0 0 21600 21600" draw:type="rectangle" draw:enhanced-path="M 0 0 L 21600 0 21600 21600 0 21600 0 0 Z N"/></draw:custom-shape><draw:custom-shape text:anchor-type="paragraph" draw:z-index="47" draw:style-name="gr18" draw:text-style-name="P3" svg:width="2.7248in" svg:height="0.4169in" svg:x="-0.1827in" svg:y="9.4083in"><text:p text:style-name="P3">→ into Config menu, save changes</text:p><draw:enhanced-geometry svg:viewBox="0 0 21600 21600" draw:type="rectangle" draw:enhanced-path="M 0 0 L 21600 0 21600 21600 0 21600 0 0 Z N"/></draw:custom-shape><draw:custom-shape text:anchor-type="paragraph" draw:z-index="48" draw:style-name="gr19" draw:text-style-name="P4" svg:width="4.7232in" svg:height="0.4689in" svg:x="1.7465in" svg:y="0.3965in"><text:p text:style-name="P3">Save to profiles:<text:line-break/>(Drop-down menu of profile names + all profiles)</text:p><draw:enhanced-geometry svg:viewBox="0 0 21600 21600" draw:type="rectangle" draw:enhanced-path="M 0 0 L 21600 0 21600 21600 0 21600 0 0 Z N"/></draw:custom-shape><draw:custom-shape text:anchor-type="paragraph" draw:z-index="49" draw:style-name="gr20" draw:text-style-name="P4" svg:width="2.8823in" svg:height="0.4689in" svg:x="0.2307in" svg:y="1.102in"><text:p text:style-name="P3">Function (example, move forward)</text:p><draw:enhanced-geometry svg:viewBox="0 0 21600 21600" draw:type="rectangle" draw:enhanced-path="M 0 0 L 21600 0 21600 21600 0 21600 0 0 Z N"/></draw:custom-shape><draw:custom-shape text:anchor-type="paragraph" draw:z-index="50" draw:style-name="gr21" draw:text-style-name="P4" svg:width="1.5894in" svg:height="0.4689in" svg:x="3.2398in" svg:y="1.1256in"><text:p text:style-name="P3">Primary key</text:p><draw:enhanced-geometry svg:viewBox="0 0 21600 21600" draw:type="rectangle" draw:enhanced-path="M 0 0 L 21600 0 21600 21600 0 21600 0 0 Z N"/></draw:custom-shape><draw:custom-shape text:anchor-type="paragraph" draw:z-index="51" draw:style-name="gr21" draw:text-style-name="P4" svg:width="1.5894in" svg:height="0.4689in" svg:x="4.9992in" svg:y="1.1256in"><text:p text:style-name="P3">Secondary key</text:p><draw:enhanced-geometry svg:viewBox="0 0 21600 21600" draw:type="rectangle" draw:enhanced-path="M 0 0 L 21600 0 21600 21600 0 21600 0 0 Z N"/></draw:custom-shape><draw:custom-shape text:anchor-type="paragraph" draw:z-index="52" draw:style-name="gr22" draw:text-style-name="P9" svg:width="6.378in" svg:height="0.4689in" svg:x="0.3228in" svg:y="8.2201in"><text:p text:style-name="P3">A button appears when a key conflict is detected – announces a warning</text:p><text:p text:style-name="P3">and by pressing it you move to see it in the list</text:p><draw:enhanced-geometry svg:viewBox="0 0 21600 21600" draw:type="rectangle" draw:enhanced-path="M 0 0 L 21600 0 21600 21600 0 21600 0 0 Z N"/></draw:custom-shape><draw:custom-shape text:anchor-type="paragraph" draw:z-index="53" draw:style-name="gr23" draw:text-style-name="P4" svg:width="2.9398in" svg:height="5.8941in" svg:x="0.2075in" svg:y="1.6575in"><text:p text:style-name="P3">List of functions:</text:p><text:p text:style-name="P3">move forward<text:line-break/>move backward</text:p><text:p text:style-name="P3">turn right</text:p><text:p text:style-name="P3">turn left</text:p><text:p text:style-name="P3">strafe right</text:p><text:p text:style-name="P3">strafe left</text:p><text:p text:style-name="P3">add object</text:p><text:p text:style-name="P3">open inventory</text:p><text:p text:style-name="P3">open object editor</text:p><text:p text:style-name="P3">select object</text:p><text:p text:style-name="P3"/><text:p text:style-name="P3">Open/close main menu </text:p><text:p text:style-name="P3">+ close menu windows</text:p><text:p text:style-name="P3">(Default: Esc)</text:p><text:p text:style-name="P3"/><text:p text:style-name="P3">Icon bar button 1</text:p><text:p text:style-name="P3">Icon bar button 2</text:p><text:p text:style-name="P3">...</text:p><text:p text:style-name="P3">...</text:p><text:p text:style-name="P3">...</text:p><text:p text:style-name="P3">Icon bar button 10</text:p><text:p text:style-name="P3"/><text:p text:style-name="P3">Second icon bar buttons 1-10</text:p><text:p text:style-name="P3"/><text:p text:style-name="P3"/><draw:enhanced-geometry svg:viewBox="0 0 21600 21600" draw:type="rectangle" draw:enhanced-path="M 0 0 L 21600 0 21600 21600 0 21600 0 0 Z N"/></draw:custom-shape><draw:custom-shape text:anchor-type="paragraph" draw:z-index="54" draw:style-name="gr1" draw:text-style-name="P4" svg:width="1.365in" svg:height="0.4689in" svg:x="2.9846in" svg:y="8.7957in"><text:p text:style-name="P3">Reset default keys</text:p><draw:enhanced-geometry svg:viewBox="0 0 21600 21600" draw:type="rectangle" draw:enhanced-path="M 0 0 L 21600 0 21600 21600 0 21600 0 0 Z N"/></draw:custom-shape><draw:custom-shape text:anchor-type="paragraph" draw:z-index="55" draw:style-name="gr1" draw:text-style-name="P4" svg:width="1.365in" svg:height="0.4689in" svg:x="5.2417in" svg:y="8.8193in"><text:p text:style-name="P3">Revert changes</text:p><draw:enhanced-geometry svg:viewBox="0 0 21600 21600" draw:type="rectangle" draw:enhanced-path="M 0 0 L 21600 0 21600 21600 0 21600 0 0 Z N"/></draw:custom-shape><draw:custom-shape text:anchor-type="paragraph" draw:z-index="56" draw:style-name="gr24" draw:text-style-name="P8" svg:width="6.4205in" svg:height="0.3335in" svg:x="0.2807in" svg:y="7.7217in"><text:p text:style-name="P3">Mouse overing and pressing delete will clear the key</text:p><draw:enhanced-geometry svg:viewBox="0 0 21600 21600" draw:type="rectangle" draw:enhanced-path="M 0 0 L 21600 0 21600 21600 0 21600 0 0 Z N"/></draw:custom-shape></text:p>
      <text:p text:style-name="P2"><draw:custom-shape text:anchor-type="paragraph" draw:z-index="57" draw:style-name="gr2" draw:text-style-name="P5" svg:width="1.365in" svg:height="0.4689in" svg:x="0.1854in" svg:y="0.3992in"><text:p text:style-name="P3">Sound menu</text:p><draw:enhanced-geometry svg:viewBox="0 0 21600 21600" draw:type="rectangle" draw:enhanced-path="M 0 0 L 21600 0 21600 21600 0 21600 0 0 Z N"/></draw:custom-shape><draw:custom-shape text:anchor-type="paragraph" draw:z-index="58" draw:style-name="gr25" draw:text-style-name="P4" svg:width="3.8197in" svg:height="0.4689in" svg:x="2.7008in" svg:y="1.1472in"><text:p text:style-name="P3">Master volume slide bar</text:p><draw:enhanced-geometry svg:viewBox="0 0 21600 21600" draw:type="rectangle" draw:enhanced-path="M 0 0 L 21600 0 21600 21600 0 21600 0 0 Z N"/></draw:custom-shape><draw:custom-shape text:anchor-type="paragraph" draw:z-index="59" draw:style-name="gr26" draw:text-style-name="P8" svg:width="2.6012in" svg:height="0.5024in" svg:x="-0.0965in" svg:y="1.1437in"><text:p text:style-name="P3">Master volume</text:p><draw:enhanced-geometry svg:viewBox="0 0 21600 21600" draw:type="rectangle" draw:enhanced-path="M 0 0 L 21600 0 21600 21600 0 21600 0 0 Z N"/></draw:custom-shape><draw:custom-shape text:anchor-type="paragraph" draw:z-index="60" draw:style-name="gr25" draw:text-style-name="P4" svg:width="3.8197in" svg:height="0.4689in" svg:x="2.678in" svg:y="1.772in"><text:p text:style-name="P3">Music volume slide bar</text:p><draw:enhanced-geometry svg:viewBox="0 0 21600 21600" draw:type="rectangle" draw:enhanced-path="M 0 0 L 21600 0 21600 21600 0 21600 0 0 Z N"/></draw:custom-shape><draw:custom-shape text:anchor-type="paragraph" draw:z-index="61" draw:style-name="gr26" draw:text-style-name="P8" svg:width="2.6012in" svg:height="0.5024in" svg:x="-0.1193in" svg:y="1.7689in"><text:p text:style-name="P3">Music volume</text:p><draw:enhanced-geometry svg:viewBox="0 0 21600 21600" draw:type="rectangle" draw:enhanced-path="M 0 0 L 21600 0 21600 21600 0 21600 0 0 Z N"/></draw:custom-shape><draw:custom-shape text:anchor-type="paragraph" draw:z-index="62" draw:style-name="gr25" draw:text-style-name="P4" svg:width="3.8197in" svg:height="0.4689in" svg:x="2.6898in" svg:y="2.4319in"><text:p text:style-name="P3">Effects volume slide bar</text:p><draw:enhanced-geometry svg:viewBox="0 0 21600 21600" draw:type="rectangle" draw:enhanced-path="M 0 0 L 21600 0 21600 21600 0 21600 0 0 Z N"/></draw:custom-shape><draw:custom-shape text:anchor-type="paragraph" draw:z-index="63" draw:style-name="gr26" draw:text-style-name="P8" svg:width="2.6012in" svg:height="0.5024in" svg:x="-0.1075in" svg:y="2.4283in"><text:p text:style-name="P3">Effects volume</text:p><draw:enhanced-geometry svg:viewBox="0 0 21600 21600" draw:type="rectangle" draw:enhanced-path="M 0 0 L 21600 0 21600 21600 0 21600 0 0 Z N"/></draw:custom-shape><draw:custom-shape text:anchor-type="paragraph" draw:z-index="64" draw:style-name="gr25" draw:text-style-name="P4" svg:width="3.8197in" svg:height="0.4689in" svg:x="2.6898in" svg:y="3.0917in"><text:p text:style-name="P3">Voice chat volume</text:p><draw:enhanced-geometry svg:viewBox="0 0 21600 21600" draw:type="rectangle" draw:enhanced-path="M 0 0 L 21600 0 21600 21600 0 21600 0 0 Z N"/></draw:custom-shape><draw:custom-shape text:anchor-type="paragraph" draw:z-index="65" draw:style-name="gr26" draw:text-style-name="P8" svg:width="2.6012in" svg:height="0.5024in" svg:x="-0.1075in" svg:y="3.0882in"><text:p text:style-name="P3">Voice chat volume</text:p><draw:enhanced-geometry svg:viewBox="0 0 21600 21600" draw:type="rectangle" draw:enhanced-path="M 0 0 L 21600 0 21600 21600 0 21600 0 0 Z N"/></draw:custom-shape><draw:custom-shape text:anchor-type="paragraph" draw:z-index="66" draw:style-name="gr25" draw:text-style-name="P4" svg:width="3.8197in" svg:height="0.4689in" svg:x="2.678in" svg:y="3.7516in"><text:p text:style-name="P3">Chat box tick checkbox</text:p><draw:enhanced-geometry svg:viewBox="0 0 21600 21600" draw:type="rectangle" draw:enhanced-path="M 0 0 L 21600 0 21600 21600 0 21600 0 0 Z N"/></draw:custom-shape><draw:custom-shape text:anchor-type="paragraph" draw:z-index="67" draw:style-name="gr26" draw:text-style-name="P8" svg:width="2.6012in" svg:height="0.5024in" svg:x="-0.1193in" svg:y="3.748in"><text:p text:style-name="P3">Chat box tick sound</text:p><draw:enhanced-geometry svg:viewBox="0 0 21600 21600" draw:type="rectangle" draw:enhanced-path="M 0 0 L 21600 0 21600 21600 0 21600 0 0 Z N"/></draw:custom-shape><draw:custom-shape text:anchor-type="paragraph" draw:z-index="70" draw:style-name="gr2" draw:text-style-name="P5" svg:width="1.365in" svg:height="0.4689in" svg:x="0.0118in" svg:y="6.7299in"><text:p text:style-name="P3">Display menu</text:p><draw:enhanced-geometry svg:viewBox="0 0 21600 21600" draw:type="rectangle" draw:enhanced-path="M 0 0 L 21600 0 21600 21600 0 21600 0 0 Z N"/></draw:custom-shape><draw:custom-shape text:anchor-type="paragraph" draw:z-index="71" draw:style-name="gr27" draw:text-style-name="P8" svg:width="1.7551in" svg:height="0.5024in" svg:x="-0.0264in" svg:y="7.4098in"><text:p text:style-name="P3">Resolution</text:p><draw:enhanced-geometry svg:viewBox="0 0 21600 21600" draw:type="rectangle" draw:enhanced-path="M 0 0 L 21600 0 21600 21600 0 21600 0 0 Z N"/></draw:custom-shape><draw:custom-shape text:anchor-type="paragraph" draw:z-index="72" draw:style-name="gr25" draw:text-style-name="P4" svg:width="3.8197in" svg:height="0.4689in" svg:x="2.122in" svg:y="7.4083in"><text:p text:style-name="P3">Resolution drop-down menu</text:p><draw:enhanced-geometry svg:viewBox="0 0 21600 21600" draw:type="rectangle" draw:enhanced-path="M 0 0 L 21600 0 21600 21600 0 21600 0 0 Z N"/></draw:custom-shape><draw:custom-shape text:anchor-type="paragraph" draw:z-index="73" draw:style-name="gr27" draw:text-style-name="P8" svg:width="1.7551in" svg:height="0.5024in" svg:x="-0.0382in" svg:y="8.1043in"><text:p text:style-name="P3">Shadows</text:p><draw:enhanced-geometry svg:viewBox="0 0 21600 21600" draw:type="rectangle" draw:enhanced-path="M 0 0 L 21600 0 21600 21600 0 21600 0 0 Z N"/></draw:custom-shape><draw:custom-shape text:anchor-type="paragraph" draw:z-index="74" draw:style-name="gr25" draw:text-style-name="P4" svg:width="3.8197in" svg:height="0.4689in" svg:x="2.1102in" svg:y="8.1028in"><text:p text:style-name="P3">Shadows on/off checkbox?</text:p><draw:enhanced-geometry svg:viewBox="0 0 21600 21600" draw:type="rectangle" draw:enhanced-path="M 0 0 L 21600 0 21600 21600 0 21600 0 0 Z N"/></draw:custom-shape><draw:custom-shape text:anchor-type="paragraph" draw:z-index="75" draw:style-name="gr12" draw:text-style-name="P4" svg:width="1.313in" svg:height="0.4689in" svg:x="0.4382in" svg:y="4.4492in"><text:p text:style-name="P3">Back</text:p><draw:enhanced-geometry svg:viewBox="0 0 21600 21600" draw:type="rectangle" draw:enhanced-path="M 0 0 L 21600 0 21600 21600 0 21600 0 0 Z N"/></draw:custom-shape><draw:custom-shape text:anchor-type="paragraph" draw:z-index="76" draw:style-name="gr4" draw:text-style-name="P3" svg:width="1.7504in" svg:height="0.4169in" svg:x="0.261in" svg:y="5.0953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77" draw:style-name="gr12" draw:text-style-name="P4" svg:width="1.313in" svg:height="0.4689in" svg:x="0.2181in" svg:y="8.8472in"><text:p text:style-name="P3">Back</text:p><draw:enhanced-geometry svg:viewBox="0 0 21600 21600" draw:type="rectangle" draw:enhanced-path="M 0 0 L 21600 0 21600 21600 0 21600 0 0 Z N"/></draw:custom-shape><draw:custom-shape text:anchor-type="paragraph" draw:z-index="78" draw:style-name="gr4" draw:text-style-name="P3" svg:width="1.7504in" svg:height="0.4169in" svg:x="0.0409in" svg:y="9.4929in"><text:p text:style-name="P3">→ into Config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80" draw:style-name="gr25" draw:text-style-name="P4" svg:width="3.8197in" svg:height="0.4689in" svg:x="-0.0126in" svg:y="1.7953in"><text:p text:style-name="P3">Current profile drop-down box</text:p><draw:enhanced-geometry svg:viewBox="0 0 21600 21600" draw:type="rectangle" draw:enhanced-path="M 0 0 L 21600 0 21600 21600 0 21600 0 0 Z N"/></draw:custom-shape><draw:custom-shape text:anchor-type="paragraph" draw:z-index="81" draw:style-name="gr12" draw:text-style-name="P4" svg:width="1.313in" svg:height="0.4689in" svg:x="0.1201in" svg:y="4.0563in"><text:p text:style-name="P3">Back</text:p><draw:enhanced-geometry svg:viewBox="0 0 21600 21600" draw:type="rectangle" draw:enhanced-path="M 0 0 L 21600 0 21600 21600 0 21600 0 0 Z N"/></draw:custom-shape><draw:custom-shape text:anchor-type="paragraph" draw:z-index="82" draw:style-name="gr4" draw:text-style-name="P3" svg:width="1.7504in" svg:height="0.4169in" svg:x="-0.0571in" svg:y="4.702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83" draw:style-name="gr28" draw:text-style-name="P8" svg:width="3.6303in" svg:height="0.5024in" svg:x="-0.0311in" svg:y="1.1437in"><text:p text:style-name="P3">Current profile</text:p><draw:enhanced-geometry svg:viewBox="0 0 21600 21600" draw:type="rectangle" draw:enhanced-path="M 0 0 L 21600 0 21600 21600 0 21600 0 0 Z N"/></draw:custom-shape><draw:custom-shape text:anchor-type="paragraph" draw:z-index="84" draw:style-name="gr25" draw:text-style-name="P4" svg:width="3.8197in" svg:height="0.4689in" svg:x="-0.0228in" svg:y="3.1043in"><text:p text:style-name="P3">Boolean of apply changes to all profiles</text:p><draw:enhanced-geometry svg:viewBox="0 0 21600 21600" draw:type="rectangle" draw:enhanced-path="M 0 0 L 21600 0 21600 21600 0 21600 0 0 Z N"/></draw:custom-shape><draw:custom-shape text:anchor-type="paragraph" draw:z-index="85" draw:style-name="gr25" draw:text-style-name="P4" svg:width="3.8197in" svg:height="0.4689in" svg:x="-0.0236in" svg:y="2.4437in"><text:p text:style-name="P3">Create new profile</text:p><draw:enhanced-geometry svg:viewBox="0 0 21600 21600" draw:type="rectangle" draw:enhanced-path="M 0 0 L 21600 0 21600 21600 0 21600 0 0 Z N"/></draw:custom-shape><draw:custom-shape text:anchor-type="paragraph" draw:z-index="79" draw:style-name="gr2" draw:text-style-name="P5" svg:width="1.365in" svg:height="0.4689in" svg:x="0.0118in" svg:y="0.5035in"><text:p text:style-name="P3">Profiles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86" draw:style-name="gr2" draw:text-style-name="P5" svg:width="1.365in" svg:height="0.4689in" svg:x="0.1965in" svg:y="0.1209in"><text:p text:style-name="P3">Game menu</text:p><draw:enhanced-geometry svg:viewBox="0 0 21600 21600" draw:type="rectangle" draw:enhanced-path="M 0 0 L 21600 0 21600 21600 0 21600 0 0 Z N"/></draw:custom-shape><draw:custom-shape text:anchor-type="paragraph" draw:z-index="87" draw:style-name="gr29" draw:text-style-name="P4" svg:width="2.2685in" svg:height="0.5303in" svg:x="3.089in" svg:y="0.96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88" draw:style-name="gr30" draw:text-style-name="P8" svg:width="2.7043in" svg:height="0.5024in" svg:x="0.1764in" svg:y="0.9693in"><text:p text:style-name="P3">Visiting players can reshape your<text:line-break/>hosted worlds</text:p><draw:enhanced-geometry svg:viewBox="0 0 21600 21600" draw:type="rectangle" draw:enhanced-path="M 0 0 L 21600 0 21600 21600 0 21600 0 0 Z N"/></draw:custom-shape><draw:custom-shape text:anchor-type="paragraph" draw:z-index="89" draw:style-name="gr29" draw:text-style-name="P4" svg:width="2.2685in" svg:height="0.5303in" svg:x="3.1008in" svg:y="1.6783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0" draw:style-name="gr30" draw:text-style-name="P8" svg:width="2.7043in" svg:height="0.5024in" svg:x="0.1535in" svg:y="1.6866in"><text:p text:style-name="P3">Visiting players can use<text:line-break/>abilities</text:p><draw:enhanced-geometry svg:viewBox="0 0 21600 21600" draw:type="rectangle" draw:enhanced-path="M 0 0 L 21600 0 21600 21600 0 21600 0 0 Z N"/></draw:custom-shape><draw:custom-shape text:anchor-type="paragraph" draw:z-index="91" draw:style-name="gr29" draw:text-style-name="P4" svg:width="2.2685in" svg:height="0.5303in" svg:x="3.1in" svg:y="2.3618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2" draw:style-name="gr30" draw:text-style-name="P8" svg:width="2.7043in" svg:height="0.5024in" svg:x="0.1874in" svg:y="2.3701in"><text:p text:style-name="P3">Visiting players are in observer mode</text:p><draw:enhanced-geometry svg:viewBox="0 0 21600 21600" draw:type="rectangle" draw:enhanced-path="M 0 0 L 21600 0 21600 21600 0 21600 0 0 Z N"/></draw:custom-shape><draw:custom-shape text:anchor-type="paragraph" draw:z-index="93" draw:style-name="gr29" draw:text-style-name="P4" svg:width="2.2685in" svg:height="0.5303in" svg:x="3.1118in" svg:y="3.079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4" draw:style-name="gr30" draw:text-style-name="P8" svg:width="2.7043in" svg:height="0.5024in" svg:x="0.1646in" svg:y="3.0874in"><text:p text:style-name="P3">Show player names</text:p><draw:enhanced-geometry svg:viewBox="0 0 21600 21600" draw:type="rectangle" draw:enhanced-path="M 0 0 L 21600 0 21600 21600 0 21600 0 0 Z N"/></draw:custom-shape><draw:custom-shape text:anchor-type="paragraph" draw:z-index="95" draw:style-name="gr12" draw:text-style-name="P4" svg:width="1.313in" svg:height="0.4689in" svg:x="0.4319in" svg:y="5.352in"><text:p text:style-name="P3">Back</text:p><draw:enhanced-geometry svg:viewBox="0 0 21600 21600" draw:type="rectangle" draw:enhanced-path="M 0 0 L 21600 0 21600 21600 0 21600 0 0 Z N"/></draw:custom-shape><draw:custom-shape text:anchor-type="paragraph" draw:z-index="96" draw:style-name="gr29" draw:text-style-name="P4" svg:width="2.2685in" svg:height="0.5303in" svg:x="3.1118in" svg:y="3.7736in"><text:p text:style-name="P3">16</text:p><draw:enhanced-geometry svg:viewBox="0 0 21600 21600" draw:type="rectangle" draw:enhanced-path="M 0 0 L 21600 0 21600 21600 0 21600 0 0 Z N"/></draw:custom-shape><draw:custom-shape text:anchor-type="paragraph" draw:z-index="97" draw:style-name="gr30" draw:text-style-name="P8" svg:width="2.7043in" svg:height="0.5024in" svg:x="0.1646in" svg:y="3.7819in"><text:p text:style-name="P3">Maximum number of players</text:p><text:p text:style-name="P3">in hosted games</text:p><draw:enhanced-geometry svg:viewBox="0 0 21600 21600" draw:type="rectangle" draw:enhanced-path="M 0 0 L 21600 0 21600 21600 0 21600 0 0 Z N"/></draw:custom-shape><draw:custom-shape text:anchor-type="paragraph" draw:z-index="98" draw:style-name="gr29" draw:text-style-name="P4" svg:width="2.2685in" svg:height="0.5303in" svg:x="3.1in" svg:y="4.479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9" draw:style-name="gr30" draw:text-style-name="P8" svg:width="2.7043in" svg:height="0.5024in" svg:x="0.1528in" svg:y="4.4874in"><text:p text:style-name="P3">Allow gate creation to</text:p><text:p text:style-name="P3">other worlds when hosting</text:p><draw:enhanced-geometry svg:viewBox="0 0 21600 21600" draw:type="rectangle" draw:enhanced-path="M 0 0 L 21600 0 21600 21600 0 21600 0 0 Z N"/></draw:custom-shape><draw:custom-shape text:anchor-type="paragraph" draw:z-index="100" draw:style-name="gr4" draw:text-style-name="P3" svg:width="1.7504in" svg:height="0.4169in" svg:x="0.3535in" svg:y="6.0402in"><text:p text:style-name="P3">→ into Config menu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20:59.124538835</meta:creation-date>
    <meta:generator>LibreOffice/5.1.4.2$Linux_X86_64 LibreOffice_project/10m0$Build-2</meta:generator>
    <dc:date>2016-08-24T22:37:55.971588087</dc:date>
    <meta:editing-duration>PT12H51M8S</meta:editing-duration>
    <meta:editing-cycles>11</meta:editing-cycles>
    <meta:document-statistic meta:table-count="0" meta:image-count="0" meta:object-count="0" meta:page-count="7" meta:paragraph-count="0" meta:word-count="0" meta:character-count="0" meta:non-whitespace-character-count="0"/>
  </office:meta>
</office:document-meta>
</file>